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style>
  </office:automatic-styles>
  <office:body>
    <office:text text:use-soft-page-breaks="true">
      <text:h text:style-name="P1" text:outline-level="1">Opdracht 4: Template</text:h>
      <text:p text:style-name="Standaard"/>
      <text:p text:style-name="Standaard">Ik heb mijn template van<text:s/><text:a xlink:href="https://templatemo.com/tm-509-hydro" office:target-frame-name="_top" xlink:show="replace"><text:span text:style-name="Hyperlink">https://templatemo.com/tm-509-hydro</text:span></text:a>, deze template leek mij goed passen met de kleuren bij het concept van een webshop en er zaten al handige dingen in gecodeerd zoals het pop-upscherm voor in te loggen, het bevat een hoofdpagina met alles kort samen en ook een tweede pagina waar je dus zelf een invulling aan kon geven en dus de opmaak kon hergebruiken voor meerdere pagina’s wat werk bespaa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eno Boumerkhoufa</meta:initial-creator>
    <dc:creator>Zeno Boumerkhoufa</dc:creator>
    <meta:creation-date>2019-11-28T18:58:00Z</meta:creation-date>
    <dc:date>2019-11-28T19:10:00Z</dc:date>
    <meta:template xlink:href="Normal" xlink:type="simple"/>
    <meta:editing-cycles>1</meta:editing-cycles>
    <meta:editing-duration>PT720S</meta:editing-duration>
    <meta:document-statistic meta:page-count="1" meta:paragraph-count="1" meta:word-count="76" meta:character-count="495" meta:row-count="3" meta:non-whitespace-character-count="420"/>
  </office:meta>
</office:document-meta>
</file>